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648E485C64FC98E2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aticimage.logo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Standard">
      <style:text-properties officeooo:paragraph-rsid="0014fd5b"/>
    </style:style>
    <style:style style:name="P5" style:family="paragraph" style:parent-style-name="Standard">
      <style:text-properties officeooo:paragraph-rsid="001234bf"/>
    </style:style>
    <style:style style:name="P6" style:family="paragraph" style:parent-style-name="Title">
      <style:text-properties officeooo:rsid="00141616" officeooo:paragraph-rsid="00141616"/>
    </style:style>
    <style:style style:name="P7" style:family="paragraph" style:parent-style-name="Standard" style:list-style-name="L1">
      <style:text-properties officeooo:rsid="001234bf" officeooo:paragraph-rsid="001234bf"/>
    </style:style>
    <style:style style:name="P8" style:family="paragraph" style:parent-style-name="Standard">
      <style:text-properties officeooo:paragraph-rsid="0014fd5b"/>
    </style:style>
    <style:style style:name="T1" style:family="text">
      <style:text-properties fo:font-style="italic" fo:font-weight="bold" officeooo:rsid="001234bf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b6cbc" style:font-style-asian="italic" style:font-weight-asian="bold" style:font-style-complex="italic" style:font-weight-complex="bold"/>
    </style:style>
    <style:style style:name="T3" style:family="text">
      <style:text-properties officeooo:rsid="001234bf"/>
    </style:style>
    <style:style style:name="T4" style:family="text">
      <style:text-properties officeooo:rsid="00141616"/>
    </style:style>
    <style:style style:name="T5" style:family="text">
      <style:text-properties officeooo:rsid="0014fd5b"/>
    </style:style>
    <style:style style:name="T6" style:family="text">
      <style:text-properties officeooo:rsid="001b6cbc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ine.val" text:name="py3o.line.val"/>
        <text:user-field-decl office:value-type="string" office:string-value="item.val1" text:name="py3o.item.val1"/>
      </text:user-field-decls>
      <text:p text:style-name="P6">py3o.template list support</text:p>
      <text:p text:style-name="Standard"/>
      <text:p text:style-name="P2"><text:span text:style-name="T4">We want to test </text:span><text:span text:style-name="T1">list </text:span><text:span text:style-name="T2">nesting</text:span><text:span text:style-name="T3"> support:</text:span></text:p>
      <text:p text:style-name="P2"/>
      <text:p text:style-name="P3">So we create a simple loop on items and <text:span text:style-name="T6">then loop on item.lines to finally use the each line.val</text:span>...</text:p>
      <text:p text:style-name="P2"/>
      <text:p text:style-name="P4">Item1 Value1</text:p>
      <text:list xml:id="list57f51f6cfa6d447ea323eb5b57a069c4" text:style-name="L1">
        <text:list-item>
          <text:p text:style-name="P7">dood 0</text:p>
        </text:list-item>
      </text:list>
      <text:list xml:id="listbb865753cc6640f2aa1f0c43527b4355" text:style-name="L1">
        <text:list-item>
          <text:p text:style-name="P7">dood 1</text:p>
        </text:list-item>
      </text:list>
      <text:list xml:id="listb2ef49812a3242569a58d6715733b03a" text:style-name="L1">
        <text:list-item>
          <text:p text:style-name="P7">dood 2</text:p>
        </text:list-item>
      </text:list>
      <text:list xml:id="listdd1e1dbd0a0c4c6e88bf61617f3990ad" text:style-name="L1">
        <text:list-item>
          <text:p text:style-name="P7">dood 3</text:p>
        </text:list-item>
      </text:list>
      <text:list xml:id="list09c53dc813c14587a3c797a69f4bf571" text:style-name="L1">
        <text:list-item>
          <text:p text:style-name="P7">dood 4</text:p>
        </text:list-item>
      </text:list>
      <text:p text:style-name="P4">Item0 Value1</text:p>
      <text:list xml:id="list97aa975b82df4fe4b863025d6ed1fdaf" text:style-name="L1">
        <text:list-item>
          <text:p text:style-name="P7">dood 0</text:p>
        </text:list-item>
      </text:list>
      <text:list xml:id="listc5952f366ad0498d9d353b9fe2dbf6ea" text:style-name="L1">
        <text:list-item>
          <text:p text:style-name="P7">dood 1</text:p>
        </text:list-item>
      </text:list>
      <text:list xml:id="listd9985606f8864fc8bce40bd8a8014aad" text:style-name="L1">
        <text:list-item>
          <text:p text:style-name="P7">dood 2</text:p>
        </text:list-item>
      </text:list>
      <text:list xml:id="listd1d9a2aefd58454e9b96d1679c29150e" text:style-name="L1">
        <text:list-item>
          <text:p text:style-name="P7">dood 3</text:p>
        </text:list-item>
      </text:list>
      <text:list xml:id="list3c9a4d2730e6479e9c38b257bf8d98a5" text:style-name="L1">
        <text:list-item>
          <text:p text:style-name="P7">dood 4</text:p>
        </text:list-item>
      </text:list>
      <text:p text:style-name="P4">Item1 Value1</text:p>
      <text:list xml:id="listef019fe8d0c94ae7a661d930a932f27c" text:style-name="L1">
        <text:list-item>
          <text:p text:style-name="P7">dood 0</text:p>
        </text:list-item>
      </text:list>
      <text:list xml:id="listd6d0b1d7dc5842d496c6eda085e15aed" text:style-name="L1">
        <text:list-item>
          <text:p text:style-name="P7">dood 1</text:p>
        </text:list-item>
      </text:list>
      <text:list xml:id="list2f75240cb68745708cd56eb8c5e7f105" text:style-name="L1">
        <text:list-item>
          <text:p text:style-name="P7">dood 2</text:p>
        </text:list-item>
      </text:list>
      <text:list xml:id="listbfe5f709718a401f8d414c710f9d951b" text:style-name="L1">
        <text:list-item>
          <text:p text:style-name="P7">dood 3</text:p>
        </text:list-item>
      </text:list>
      <text:list xml:id="list3b4ed37f3f0749f5915057ec1b757bb8" text:style-name="L1">
        <text:list-item>
          <text:p text:style-name="P7">dood 4</text:p>
        </text:list-item>
      </text:list>
      <text:p text:style-name="P4">Item2 Value1</text:p>
      <text:list xml:id="list2234355182b44160b0713abacf09f381" text:style-name="L1">
        <text:list-item>
          <text:p text:style-name="P7">dood 0</text:p>
        </text:list-item>
      </text:list>
      <text:list xml:id="list35c9b4e53d7a406781603ceaad6771e0" text:style-name="L1">
        <text:list-item>
          <text:p text:style-name="P7">dood 1</text:p>
        </text:list-item>
      </text:list>
      <text:list xml:id="lista5959e4791b64fe6a604e3501a99d5c0" text:style-name="L1">
        <text:list-item>
          <text:p text:style-name="P7">dood 2</text:p>
        </text:list-item>
      </text:list>
      <text:list xml:id="list2d861f4e727a46a78d536f89e4ac879a" text:style-name="L1">
        <text:list-item>
          <text:p text:style-name="P7">dood 3</text:p>
        </text:list-item>
      </text:list>
      <text:list xml:id="list16627fdd7da94e66933bb4471ceb1ef2" text:style-name="L1">
        <text:list-item>
          <text:p text:style-name="P7">dood 4</text:p>
        </text:list-item>
      </text:list>
      <text:p text:style-name="Standard"/>
      <text:p text:style-name="Standard"/>
      <text:p text:style-name="P1">Best regards</text:p>
      <text:p text:style-name="P1">The <text:span text:style-name="T4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981cm" draw:z-index="0"><draw:image xlink:href="staticimage.logo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lorent Aide</meta:initial-creator>
    <meta:creation-date>2010-09-07T17:55:48</meta:creation-date>
    <dc:date>2018-04-11T20:25:45.364919559</dc:date>
    <dc:language>en-GB</dc:language>
    <meta:editing-cycles>30</meta:editing-cycles>
    <meta:editing-duration>PT3H10M46S</meta:editing-duration>
    <dc:creator>Florent Aide</dc:creator>
    <meta:document-statistic meta:table-count="0" meta:image-count="1" meta:object-count="0" meta:page-count="1" meta:paragraph-count="12" meta:word-count="46" meta:character-count="265" meta:non-whitespace-character-count="231"/>
    <meta:user-defined meta:name="Info 1"/>
    <meta:user-defined meta:name="Info 2"/>
    <meta:user-defined meta:name="Info 3"/>
    <meta:user-defined meta:name="Info 4"/>
  </office:meta>
</office:document-meta>
</file>